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2.8425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3.3307in"/>
    </style:style>
    <style:style style:name="co6" style:family="table-column">
      <style:table-column-properties fo:break-before="auto" style:column-width="1.7437in"/>
    </style:style>
    <style:style style:name="co7" style:family="table-column">
      <style:table-column-properties fo:break-before="auto" style:column-width="0.6709in"/>
    </style:style>
    <style:style style:name="co8" style:family="table-column">
      <style:table-column-properties fo:break-before="auto" style:column-width="2.903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4945in"/>
    </style:style>
    <style:style style:name="co11" style:family="table-column">
      <style:table-column-properties fo:break-before="auto" style:column-width="3.1043in"/>
    </style:style>
    <style:style style:name="co12" style:family="table-column">
      <style:table-column-properties fo:break-before="auto" style:column-width="2.929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user_type/id</text:p>
          </table:table-cell>
          <table:table-cell office:value-type="string">
            <text:p>parent_id/id</text:p>
          </table:table-cell>
          <table:table-cell office:value-type="string">
            <text:p>reconcile</text:p>
          </table:table-cell>
          <table:table-cell office:value-type="string">
            <text:p>chart_template_id/id</text:p>
          </table:table-cell>
        </table:table-row>
        <table:table-row table:style-name="ro1">
          <table:table-cell office:value-type="string">
            <text:p>coa_basic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view</text:p>
          </table:table-cell>
          <table:table-cell office:value-type="string">
            <text:p>l10n_id_detail.user_type_view</text:p>
          </table:table-cell>
          <table:table-cell/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sset</text:p>
          </table:table-cell>
          <table:table-cell office:value-type="string">
            <text:p>100000</text:p>
          </table:table-cell>
          <table:table-cell office:value-type="string">
            <text:p>AKTIVA</text:p>
          </table:table-cell>
          <table:table-cell office:value-type="string">
            <text:p>view</text:p>
          </table:table-cell>
          <table:table-cell office:value-type="string">
            <text:p>account.data_account_type_asset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urrent_asset</text:p>
          </table:table-cell>
          <table:table-cell office:value-type="string">
            <text:p>110000</text:p>
          </table:table-cell>
          <table:table-cell office:value-type="string">
            <text:p>Aktiva Lancar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ash_expenditure</text:p>
          </table:table-cell>
          <table:table-cell office:value-type="string">
            <text:p>111000</text:p>
          </table:table-cell>
          <table:table-cell office:value-type="string">
            <text:p>Kas</text:p>
          </table:table-cell>
          <table:table-cell office:value-type="string">
            <text:p>view</text:p>
          </table:table-cell>
          <table:table-cell office:value-type="string">
            <text:p>l10n_id_detail.user_type_cash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1010</text:p>
          </table:table-cell>
          <table:table-cell office:value-type="string">
            <text:p>Kas IDR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cash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1020</text:p>
          </table:table-cell>
          <table:table-cell office:value-type="string">
            <text:p>Kas USD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cash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bank_expenditure</text:p>
          </table:table-cell>
          <table:table-cell office:value-type="string">
            <text:p>112000</text:p>
          </table:table-cell>
          <table:table-cell office:value-type="string">
            <text:p>Bank</text:p>
          </table:table-cell>
          <table:table-cell office:value-type="string">
            <text:p>view</text:p>
          </table:table-cell>
          <table:table-cell office:value-type="string">
            <text:p>l10n_id_detail.user_type_cash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010</text:p>
          </table:table-cell>
          <table:table-cell office:value-type="string">
            <text:p>Bank Akun IDR Norek 1234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020</text:p>
          </table:table-cell>
          <table:table-cell office:value-type="string">
            <text:p>Bank Akun IDR Norek 1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610</text:p>
          </table:table-cell>
          <table:table-cell office:value-type="string">
            <text:p>Bank Akun USD Norek 2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620</text:p>
          </table:table-cell>
          <table:table-cell office:value-type="string">
            <text:p>Bank Akun USD Norek 2456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deposit_expenditure</text:p>
          </table:table-cell>
          <table:table-cell office:value-type="string">
            <text:p>113000</text:p>
          </table:table-cell>
          <table:table-cell office:value-type="string">
            <text:p>Deposito</text:p>
          </table:table-cell>
          <table:table-cell office:value-type="string">
            <text:p>view</text:p>
          </table:table-cell>
          <table:table-cell office:value-type="string">
            <text:p>l10n_id_detail.user_type_cash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010</text:p>
          </table:table-cell>
          <table:table-cell office:value-type="string">
            <text:p>Deposito IDR Norek 1234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020</text:p>
          </table:table-cell>
          <table:table-cell office:value-type="string">
            <text:p>Deposito IDR Norek 1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610</text:p>
          </table:table-cell>
          <table:table-cell office:value-type="string">
            <text:p>Deposito USD Norek 2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620</text:p>
          </table:table-cell>
          <table:table-cell office:value-type="string">
            <text:p>Deposito USD Norek 2456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receivables</text:p>
          </table:table-cell>
          <table:table-cell office:value-type="string">
            <text:p>114000</text:p>
          </table:table-cell>
          <table:table-cell office:value-type="string">
            <text:p>Piutang</text:p>
          </table:table-cell>
          <table:table-cell office:value-type="string">
            <text:p>view</text:p>
          </table:table-cell>
          <table:table-cell office:value-type="string">
            <text:p>l10n_id_detail.user_type_account_receivable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ount_receivable</text:p>
          </table:table-cell>
          <table:table-cell office:value-type="string">
            <text:p>114100</text:p>
          </table:table-cell>
          <table:table-cell office:value-type="string">
            <text:p>Piutang Usaha</text:p>
          </table:table-cell>
          <table:table-cell office:value-type="string">
            <text:p>receivable</text:p>
          </table:table-cell>
          <table:table-cell office:value-type="string">
            <text:p>l10n_id_detail.user_type_account_receivable</text:p>
          </table:table-cell>
          <table:table-cell office:value-type="string">
            <text:p>receivables</text:p>
          </table:table-cell>
          <table:table-cell office:value-type="string">
            <text:p>TRU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llowance_doubtful_account</text:p>
          </table:table-cell>
          <table:table-cell office:value-type="string">
            <text:p>114200</text:p>
          </table:table-cell>
          <table:table-cell office:value-type="string">
            <text:p>Penyisihan Piutang Ragu-ragu</text:p>
          </table:table-cell>
          <table:table-cell office:value-type="string">
            <text:p>other</text:p>
          </table:table-cell>
          <table:table-cell office:value-type="string">
            <text:p>l10n_id_detail.user_type_account_receivable</text:p>
          </table:table-cell>
          <table:table-cell office:value-type="string">
            <text:p>receivables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vance_payment</text:p>
          </table:table-cell>
          <table:table-cell office:value-type="string">
            <text:p>115000</text:p>
          </table:table-cell>
          <table:table-cell office:value-type="string">
            <text:p>Uang Muk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5010</text:p>
          </table:table-cell>
          <table:table-cell office:value-type="string">
            <text:p>Uang Muka Pembelian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dvance_pay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5020</text:p>
          </table:table-cell>
          <table:table-cell office:value-type="string">
            <text:p>Uang Muka Sewa Tempat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dvance_pay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rued_income</text:p>
          </table:table-cell>
          <table:table-cell office:value-type="string">
            <text:p>116000</text:p>
          </table:table-cell>
          <table:table-cell office:value-type="string">
            <text:p>Pendapatan Yang Masih Harus Diterim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10</text:p>
          </table:table-cell>
          <table:table-cell office:value-type="string">
            <text:p>Bunga Deposito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20</text:p>
          </table:table-cell>
          <table:table-cell office:value-type="string">
            <text:p>Bunga Obligas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30</text:p>
          </table:table-cell>
          <table:table-cell office:value-type="string">
            <text:p>Deviden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40</text:p>
          </table:table-cell>
          <table:table-cell office:value-type="string">
            <text:p>Jasa Keagenan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repaid_tax</text:p>
          </table:table-cell>
          <table:table-cell office:value-type="string">
            <text:p>117000</text:p>
          </table:table-cell>
          <table:table-cell office:value-type="string">
            <text:p>Pajak Dibayar Dimuk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10</text:p>
          </table:table-cell>
          <table:table-cell office:value-type="string">
            <text:p>PPN Masukan (Pembelian)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20</text:p>
          </table:table-cell>
          <table:table-cell office:value-type="string">
            <text:p>PPh 21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30</text:p>
          </table:table-cell>
          <table:table-cell office:value-type="string">
            <text:p>PPh 23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40</text:p>
          </table:table-cell>
          <table:table-cell office:value-type="string">
            <text:p>PPh Final Ps. 4 ayat 2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50</text:p>
          </table:table-cell>
          <table:table-cell office:value-type="string">
            <text:p>PPh 25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repaid_expenses</text:p>
          </table:table-cell>
          <table:table-cell office:value-type="string">
            <text:p>118000</text:p>
          </table:table-cell>
          <table:table-cell office:value-type="string">
            <text:p>Biaya Dibayar Dimuk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8010</text:p>
          </table:table-cell>
          <table:table-cell office:value-type="string">
            <text:p>Sewa Gedung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expenses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8020</text:p>
          </table:table-cell>
          <table:table-cell office:value-type="string">
            <text:p>Asurans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expenses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long_term_investment</text:p>
          </table:table-cell>
          <table:table-cell office:value-type="string">
            <text:p>119000</text:p>
          </table:table-cell>
          <table:table-cell office:value-type="string">
            <text:p>Investasi Jangka Panjang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9010</text:p>
          </table:table-cell>
          <table:table-cell office:value-type="string">
            <text:p>Penyertaan Saham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long_term_invest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9020</text:p>
          </table:table-cell>
          <table:table-cell office:value-type="string">
            <text:p>Obligas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long_term_invest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9030</text:p>
          </table:table-cell>
          <table:table-cell office:value-type="string">
            <text:p>Investasi Propert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long_term_invest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ixed_asset</text:p>
          </table:table-cell>
          <table:table-cell office:value-type="string">
            <text:p>120000</text:p>
          </table:table-cell>
          <table:table-cell office:value-type="string">
            <text:p>Aktiva Tetap</text:p>
          </table:table-cell>
          <table:table-cell office:value-type="string">
            <text:p>view</text:p>
          </table:table-cell>
          <table:table-cell office:value-type="string">
            <text:p>l10n_id_detail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land</text:p>
          </table:table-cell>
          <table:table-cell office:value-type="string">
            <text:p>121000</text:p>
          </table:table-cell>
          <table:table-cell office:value-type="string">
            <text:p>Tanah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building</text:p>
          </table:table-cell>
          <table:table-cell office:value-type="string">
            <text:p>122000</text:p>
          </table:table-cell>
          <table:table-cell office:value-type="string">
            <text:p>Bangunan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automotive</text:p>
          </table:table-cell>
          <table:table-cell office:value-type="string">
            <text:p>123000</text:p>
          </table:table-cell>
          <table:table-cell office:value-type="string">
            <text:p>Kendaraan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equipment</text:p>
          </table:table-cell>
          <table:table-cell office:value-type="string">
            <text:p>124000</text:p>
          </table:table-cell>
          <table:table-cell office:value-type="string">
            <text:p>Peralatan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furniture</text:p>
          </table:table-cell>
          <table:table-cell office:value-type="string">
            <text:p>125000</text:p>
          </table:table-cell>
          <table:table-cell office:value-type="string">
            <text:p>Furniture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umulated_depreciation</text:p>
          </table:table-cell>
          <table:table-cell office:value-type="string">
            <text:p>130000</text:p>
          </table:table-cell>
          <table:table-cell office:value-type="string">
            <text:p>Akumulasi Penyusutan</text:p>
          </table:table-cell>
          <table:table-cell office:value-type="string">
            <text:p>view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building</text:p>
          </table:table-cell>
          <table:table-cell office:value-type="string">
            <text:p>131000</text:p>
          </table:table-cell>
          <table:table-cell office:value-type="string">
            <text:p>Bangunan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automotive</text:p>
          </table:table-cell>
          <table:table-cell office:value-type="string">
            <text:p>132000</text:p>
          </table:table-cell>
          <table:table-cell office:value-type="string">
            <text:p>Kendaraan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equipment</text:p>
          </table:table-cell>
          <table:table-cell office:value-type="string">
            <text:p>133000</text:p>
          </table:table-cell>
          <table:table-cell office:value-type="string">
            <text:p>Peralatan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furniture</text:p>
          </table:table-cell>
          <table:table-cell office:value-type="string">
            <text:p>134000</text:p>
          </table:table-cell>
          <table:table-cell office:value-type="string">
            <text:p>Furniture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intangible_asset</text:p>
          </table:table-cell>
          <table:table-cell office:value-type="string">
            <text:p>140000</text:p>
          </table:table-cell>
          <table:table-cell office:value-type="string">
            <text:p>Aktiva Tidak Berwujud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1000</text:p>
          </table:table-cell>
          <table:table-cell office:value-type="string">
            <text:p>Hak Patent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2000</text:p>
          </table:table-cell>
          <table:table-cell office:value-type="string">
            <text:p>Merk dan Cap Dagang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3000</text:p>
          </table:table-cell>
          <table:table-cell office:value-type="string">
            <text:p>Goodwill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4000</text:p>
          </table:table-cell>
          <table:table-cell office:value-type="string">
            <text:p>Franchise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asset</text:p>
          </table:table-cell>
          <table:table-cell office:value-type="string">
            <text:p>150000</text:p>
          </table:table-cell>
          <table:table-cell office:value-type="string">
            <text:p>Aktiva Lain-lain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1000</text:p>
          </table:table-cell>
          <table:table-cell office:value-type="string">
            <text:p>Biaya Pra-operasi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1010</text:p>
          </table:table-cell>
          <table:table-cell office:value-type="string">
            <text:p>Harga Perolehan Biaya Pra-operasi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1020</text:p>
          </table:table-cell>
          <table:table-cell office:value-type="string">
            <text:p>Amortisasi Biaya Pra-operasi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2000</text:p>
          </table:table-cell>
          <table:table-cell office:value-type="string">
            <text:p>Piutang Kepada Pihak Istimewa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2010</text:p>
          </table:table-cell>
          <table:table-cell office:value-type="string">
            <text:p>Piutang Pihak Istimewa - Pemegang Saham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2020</text:p>
          </table:table-cell>
          <table:table-cell office:value-type="string">
            <text:p>Piutang Pihak Istimewa - Karyawan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3000</text:p>
          </table:table-cell>
          <table:table-cell office:value-type="string">
            <text:p>Uang Jaminan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3010</text:p>
          </table:table-cell>
          <table:table-cell office:value-type="string">
            <text:p>Uang Jaminan Telepon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3020</text:p>
          </table:table-cell>
          <table:table-cell office:value-type="string">
            <text:p>Uang Jaminan Listrik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4000</text:p>
          </table:table-cell>
          <table:table-cell office:value-type="string">
            <text:p>Aktiva Tetap Yang Tidak Digunakan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5000</text:p>
          </table:table-cell>
          <table:table-cell office:value-type="string">
            <text:p>Aktiva Lainnya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liability</text:p>
          </table:table-cell>
          <table:table-cell office:value-type="string">
            <text:p>200000</text:p>
          </table:table-cell>
          <table:table-cell office:value-type="string">
            <text:p>KEWAJIBA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urrent_liability</text:p>
          </table:table-cell>
          <table:table-cell office:value-type="string">
            <text:p>210000</text:p>
          </table:table-cell>
          <table:table-cell office:value-type="string">
            <text:p>Kewajiban Lancar</text:p>
          </table:table-cell>
          <table:table-cell office:value-type="string">
            <text:p>view</text:p>
          </table:table-cell>
          <table:table-cell office:value-type="string">
            <text:p>l10n_id_detail.user_type_current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ayable</text:p>
          </table:table-cell>
          <table:table-cell office:value-type="string">
            <text:p>211000</text:p>
          </table:table-cell>
          <table:table-cell office:value-type="string">
            <text:p>Hutang</text:p>
          </table:table-cell>
          <table:table-cell office:value-type="string">
            <text:p>view</text:p>
          </table:table-cell>
          <table:table-cell office:value-type="string">
            <text:p>l10n_id_detail.user_type_account_payable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ount_payable</text:p>
          </table:table-cell>
          <table:table-cell office:value-type="string">
            <text:p>211100</text:p>
          </table:table-cell>
          <table:table-cell office:value-type="string">
            <text:p>Hutang Usaha</text:p>
          </table:table-cell>
          <table:table-cell office:value-type="string">
            <text:p>payable</text:p>
          </table:table-cell>
          <table:table-cell office:value-type="string">
            <text:p>l10n_id_detail.user_type_account_payable</text:p>
          </table:table-cell>
          <table:table-cell office:value-type="string">
            <text:p>payable</text:p>
          </table:table-cell>
          <table:table-cell office:value-type="string">
            <text:p>TRU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current_liability</text:p>
          </table:table-cell>
          <table:table-cell office:value-type="string">
            <text:p>212000</text:p>
          </table:table-cell>
          <table:table-cell office:value-type="string">
            <text:p>Hutang Lancar Lainnya</text:p>
          </table:table-cell>
          <table:table-cell office:value-type="string">
            <text:p>view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ayroll_liab</text:p>
          </table:table-cell>
          <table:table-cell office:value-type="string">
            <text:p>212100</text:p>
          </table:table-cell>
          <table:table-cell office:value-type="string">
            <text:p>Hutang Gaji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other_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tax_liab</text:p>
          </table:table-cell>
          <table:table-cell office:value-type="string">
            <text:p>213000</text:p>
          </table:table-cell>
          <table:table-cell office:value-type="string">
            <text:p>Hutang Pajak</text:p>
          </table:table-cell>
          <table:table-cell office:value-type="string">
            <text:p>view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10</text:p>
          </table:table-cell>
          <table:table-cell office:value-type="string">
            <text:p>PPN Keluaran - Penjuala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20</text:p>
          </table:table-cell>
          <table:table-cell office:value-type="string">
            <text:p>Ppn BM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30</text:p>
          </table:table-cell>
          <table:table-cell office:value-type="string">
            <text:p>PPh 21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40</text:p>
          </table:table-cell>
          <table:table-cell office:value-type="string">
            <text:p>PPh 22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50</text:p>
          </table:table-cell>
          <table:table-cell office:value-type="string">
            <text:p>PPh 23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60</text:p>
          </table:table-cell>
          <table:table-cell office:value-type="string">
            <text:p>PPh Final Ps. 4 ayat 2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70</text:p>
          </table:table-cell>
          <table:table-cell office:value-type="string">
            <text:p>PPh 25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80</text:p>
          </table:table-cell>
          <table:table-cell office:value-type="string">
            <text:p>PPh 29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90</text:p>
          </table:table-cell>
          <table:table-cell office:value-type="string">
            <text:p>PBB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100</text:p>
          </table:table-cell>
          <table:table-cell office:value-type="string">
            <text:p>SSP Pajak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rued_cost</text:p>
          </table:table-cell>
          <table:table-cell office:value-type="string">
            <text:p>214000</text:p>
          </table:table-cell>
          <table:table-cell office:value-type="string">
            <text:p>Biaya Yang Masih Harus Dibayar</text:p>
          </table:table-cell>
          <table:table-cell office:value-type="string">
            <text:p>view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10</text:p>
          </table:table-cell>
          <table:table-cell office:value-type="string">
            <text:p>Biaya YMH Dibayar - Bunga Pinjama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20</text:p>
          </table:table-cell>
          <table:table-cell office:value-type="string">
            <text:p>Biaya YMH Dibayar - Denda Pinjama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30</text:p>
          </table:table-cell>
          <table:table-cell office:value-type="string">
            <text:p>Biaya YMH Dibayar - Telepo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40</text:p>
          </table:table-cell>
          <table:table-cell office:value-type="string">
            <text:p>Biaya YMH Dibayar - Listrik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50</text:p>
          </table:table-cell>
          <table:table-cell office:value-type="string">
            <text:p>Biaya YMH Dibayar - Sewa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60</text:p>
          </table:table-cell>
          <table:table-cell office:value-type="string">
            <text:p>Biaya YMH Dibayar - Gaji dan Upah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70</text:p>
          </table:table-cell>
          <table:table-cell office:value-type="string">
            <text:p>Biaya YMH Dibayar - Asuransi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long_term_liab</text:p>
          </table:table-cell>
          <table:table-cell office:value-type="string">
            <text:p>220000</text:p>
          </table:table-cell>
          <table:table-cell office:value-type="string">
            <text:p>Hutang Jangka Panjang</text:p>
          </table:table-cell>
          <table:table-cell office:value-type="string">
            <text:p>view</text:p>
          </table:table-cell>
          <table:table-cell office:value-type="string">
            <text:p>l10n_id_detail.user_type_long_term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1000</text:p>
          </table:table-cell>
          <table:table-cell office:value-type="string">
            <text:p>Hutang Bank</text:p>
          </table:table-cell>
          <table:table-cell office:value-type="string">
            <text:p>view</text:p>
          </table:table-cell>
          <table:table-cell office:value-type="string">
            <text:p>l10n_id_detail.user_type_long_term_liability</text:p>
          </table:table-cell>
          <table:table-cell office:value-type="string">
            <text:p>long_term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1010</text:p>
          </table:table-cell>
          <table:table-cell office:value-type="string">
            <text:p>Hutang Bank – Pokok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1020</text:p>
          </table:table-cell>
          <table:table-cell office:value-type="string">
            <text:p>Hutang Bank – Bunga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2000</text:p>
          </table:table-cell>
          <table:table-cell office:value-type="string">
            <text:p>Hutang Pihak Ketiga</text:p>
          </table:table-cell>
          <table:table-cell office:value-type="string">
            <text:p>view</text:p>
          </table:table-cell>
          <table:table-cell office:value-type="string">
            <text:p>l10n_id_detail.user_type_long_term_liability</text:p>
          </table:table-cell>
          <table:table-cell office:value-type="string">
            <text:p>long_term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2010</text:p>
          </table:table-cell>
          <table:table-cell office:value-type="string">
            <text:p>Hutang Pihak Ketiga – Pokok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2020</text:p>
          </table:table-cell>
          <table:table-cell office:value-type="string">
            <text:p>Hutang Pihak Ketiga – Bunga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liab</text:p>
          </table:table-cell>
          <table:table-cell office:value-type="string">
            <text:p>230000</text:p>
          </table:table-cell>
          <table:table-cell office:value-type="string">
            <text:p>Hutang Lain-lai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1000</text:p>
          </table:table-cell>
          <table:table-cell office:value-type="string">
            <text:p>Hutang Kepada Pihak Istimewa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other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1010</text:p>
          </table:table-cell>
          <table:table-cell office:value-type="string">
            <text:p>Hutang Pihak Istimewa - Pemegang Saham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1020</text:p>
          </table:table-cell>
          <table:table-cell office:value-type="string">
            <text:p>Hutang Pihak Istimewa - Karyawan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2000</text:p>
          </table:table-cell>
          <table:table-cell office:value-type="string">
            <text:p>Uang Jamina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other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2010</text:p>
          </table:table-cell>
          <table:table-cell office:value-type="string">
            <text:p>Uang Jaminan - Penjualan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2020</text:p>
          </table:table-cell>
          <table:table-cell office:value-type="string">
            <text:p>Uang Jaminan - Sewa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00</text:p>
          </table:table-cell>
          <table:table-cell office:value-type="string">
            <text:p>Hutang Devide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other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10</text:p>
          </table:table-cell>
          <table:table-cell office:value-type="string">
            <text:p>Hutang Deviden - Mr. W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20</text:p>
          </table:table-cell>
          <table:table-cell office:value-type="string">
            <text:p>Hutang Deviden - Mr. Q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30</text:p>
          </table:table-cell>
          <table:table-cell office:value-type="string">
            <text:p>Hutang Deviden - Mr. X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equity</text:p>
          </table:table-cell>
          <table:table-cell office:value-type="string">
            <text:p>300000</text:p>
          </table:table-cell>
          <table:table-cell office:value-type="string">
            <text:p>EKUITAS</text:p>
          </table:table-cell>
          <table:table-cell office:value-type="string">
            <text:p>view</text:p>
          </table:table-cell>
          <table:table-cell office:value-type="string">
            <text:p>l10n_id_detail.user_type_equity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apital_stock</text:p>
          </table:table-cell>
          <table:table-cell office:value-type="string">
            <text:p>310000</text:p>
          </table:table-cell>
          <table:table-cell office:value-type="string">
            <text:p>Modal Saham</text:p>
          </table:table-cell>
          <table:table-cell office:value-type="string">
            <text:p>view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0010</text:p>
          </table:table-cell>
          <table:table-cell office:value-type="string">
            <text:p>Modal Disetor - Mr. W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capital_stock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0020</text:p>
          </table:table-cell>
          <table:table-cell office:value-type="string">
            <text:p>Modal Disetor - Mr. Q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capital_stock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0030</text:p>
          </table:table-cell>
          <table:table-cell office:value-type="string">
            <text:p>Modal Disetor - Mr. X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capital_stock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2000</text:p>
          </table:table-cell>
          <table:table-cell office:value-type="string">
            <text:p>Tambahan Modal Disetor - Agio Saham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dividends_paid</text:p>
          </table:table-cell>
          <table:table-cell office:value-type="string">
            <text:p>320000</text:p>
          </table:table-cell>
          <table:table-cell office:value-type="string">
            <text:p>Dividen Dibayar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equity_opening</text:p>
          </table:table-cell>
          <table:table-cell office:value-type="string">
            <text:p>330000</text:p>
          </table:table-cell>
          <table:table-cell office:value-type="string">
            <text:p>Saldo Modal Awal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retained_earnings</text:p>
          </table:table-cell>
          <table:table-cell office:value-type="string">
            <text:p>340000</text:p>
          </table:table-cell>
          <table:table-cell office:value-type="string">
            <text:p>Laba Ditahan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400000</text:p>
          </table:table-cell>
          <table:table-cell office:value-type="string">
            <text:p>PENDAPATAN USAHA</text:p>
          </table:table-cell>
          <table:table-cell office:value-type="string">
            <text:p>view</text:p>
          </table:table-cell>
          <table:table-cell office:value-type="string">
            <text:p>l10n_id_detail.user_type_incom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base_miscincome</text:p>
          </table:table-cell>
          <table:table-cell office:value-type="string">
            <text:p>490000</text:p>
          </table:table-cell>
          <table:table-cell office:value-type="string">
            <text:p>Pendapatan Operasi Lainnya</text:p>
          </table:table-cell>
          <table:table-cell office:value-type="string">
            <text:p>other</text:p>
          </table:table-cell>
          <table:table-cell office:value-type="string">
            <text:p>l10n_id_detail.user_type_income</text:p>
          </table:table-cell>
          <table:table-cell office:value-type="string">
            <text:p>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ogs</text:p>
          </table:table-cell>
          <table:table-cell office:value-type="string">
            <text:p>500000</text:p>
          </table:table-cell>
          <table:table-cell office:value-type="string">
            <text:p>BEBAN POKOK PENJUALAN</text:p>
          </table:table-cell>
          <table:table-cell office:value-type="string">
            <text:p>view</text:p>
          </table:table-cell>
          <table:table-cell office:value-type="string">
            <text:p>l10n_id_detail.user_type_cogs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expense</text:p>
          </table:table-cell>
          <table:table-cell office:value-type="string">
            <text:p>600000</text:p>
          </table:table-cell>
          <table:table-cell office:value-type="string">
            <text:p>BEBAN USAHA</text:p>
          </table:table-cell>
          <table:table-cell office:value-type="string">
            <text:p>view</text:p>
          </table:table-cell>
          <table:table-cell office:value-type="string">
            <text:p>l10n_id_detail.user_type_expens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base_miscexpense</text:p>
          </table:table-cell>
          <table:table-cell office:value-type="string">
            <text:p>690000</text:p>
          </table:table-cell>
          <table:table-cell office:value-type="string">
            <text:p>Beban lain-lain</text:p>
          </table:table-cell>
          <table:table-cell office:value-type="string">
            <text:p>other</text:p>
          </table:table-cell>
          <table:table-cell office:value-type="string">
            <text:p>l10n_id_detail.user_type_expense</text:p>
          </table:table-cell>
          <table:table-cell office:value-type="string">
            <text:p>expens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income</text:p>
          </table:table-cell>
          <table:table-cell office:value-type="string">
            <text:p>700000</text:p>
          </table:table-cell>
          <table:table-cell office:value-type="string">
            <text:p>PENDAPATAN NON-USAHA</text:p>
          </table:table-cell>
          <table:table-cell office:value-type="string">
            <text:p>view</text:p>
          </table:table-cell>
          <table:table-cell office:value-type="string">
            <text:p>l10n_id_detail.user_type_other_incom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expense</text:p>
          </table:table-cell>
          <table:table-cell office:value-type="string">
            <text:p>800000</text:p>
          </table:table-cell>
          <table:table-cell office:value-type="string">
            <text:p>BEBAN LAIN-LAIN NON-USAHA</text:p>
          </table:table-cell>
          <table:table-cell office:value-type="string">
            <text:p>view</text:p>
          </table:table-cell>
          <table:table-cell office:value-type="string">
            <text:p>l10n_id_detail.user_type_other_expens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Basic Chart of Account</text:p>
          </table:table-cell>
          <table:table-cell office:value-type="string">
            <text:p>COA Basis</text:p>
          </table:table-cell>
          <table:table-cell office:value-type="string">
            <text:p>account_chart_template_basic</text:p>
          </table:table-cell>
        </table:table-row>
        <table:table-row table:style-name="ro1">
          <table:table-cell/>
          <table:table-cell office:value-type="string">
            <text:p>Cost of Goods sold</text:p>
          </table:table-cell>
          <table:table-cell office:value-type="string">
            <text:p>Harga Pokok dijual </text:p>
          </table:table-cell>
          <table:table-cell office:value-type="string">
            <text:p>account_chart_template_cogs</text:p>
          </table:table-cell>
        </table:table-row>
        <table:table-row table:style-name="ro1">
          <table:table-cell/>
          <table:table-cell office:value-type="string">
            <text:p>Accounting or Bookkeeping</text:p>
          </table:table-cell>
          <table:table-cell office:value-type="string">
            <text:p>Akuntansi atau Pembukuan </text:p>
          </table:table-cell>
          <table:table-cell office:value-type="string">
            <text:p>account_chart_template_accounting</text:p>
          </table:table-cell>
        </table:table-row>
        <table:table-row table:style-name="ro1">
          <table:table-cell/>
          <table:table-cell office:value-type="string">
            <text:p>Advertising or Public Relations</text:p>
          </table:table-cell>
          <table:table-cell office:value-type="string">
            <text:p>Periklanan atau Hubungan Masyarakat </text:p>
          </table:table-cell>
          <table:table-cell office:value-type="string">
            <text:p>account_chart_template_advertising</text:p>
          </table:table-cell>
        </table:table-row>
        <table:table-row table:style-name="ro1">
          <table:table-cell/>
          <table:table-cell office:value-type="string">
            <text:p>Agriculture, Ranching or Farming</text:p>
          </table:table-cell>
          <table:table-cell office:value-type="string">
            <text:p>Pertanian, Perkebunan atau Peternakan </text:p>
          </table:table-cell>
          <table:table-cell office:value-type="string">
            <text:p>account_chart_template_agriculture</text:p>
          </table:table-cell>
        </table:table-row>
        <table:table-row table:style-name="ro1">
          <table:table-cell/>
          <table:table-cell office:value-type="string">
            <text:p>Art, Writing or Photography</text:p>
          </table:table-cell>
          <table:table-cell office:value-type="string">
            <text:p>Seni, Menulis atau Fotographi </text:p>
          </table:table-cell>
          <table:table-cell office:value-type="string">
            <text:p>account_chart_template_art</text:p>
          </table:table-cell>
        </table:table-row>
        <table:table-row table:style-name="ro1">
          <table:table-cell/>
          <table:table-cell office:value-type="string">
            <text:p>Automotive Sales or Repair</text:p>
          </table:table-cell>
          <table:table-cell office:value-type="string">
            <text:p>Penjualan atau Bengkel Mobil </text:p>
          </table:table-cell>
          <table:table-cell office:value-type="string">
            <text:p>account_chart_template_automotive</text:p>
          </table:table-cell>
        </table:table-row>
        <table:table-row table:style-name="ro1">
          <table:table-cell/>
          <table:table-cell office:value-type="string">
            <text:p>Church or Religious Organization</text:p>
          </table:table-cell>
          <table:table-cell office:value-type="string">
            <text:p>Yayasan atau Organisasi Keagamaan </text:p>
          </table:table-cell>
          <table:table-cell office:value-type="string">
            <text:p>account_chart_template_religiousorganization</text:p>
          </table:table-cell>
        </table:table-row>
        <table:table-row table:style-name="ro1">
          <table:table-cell/>
          <table:table-cell office:value-type="string">
            <text:p>Construction General Contractor</text:p>
          </table:table-cell>
          <table:table-cell office:value-type="string">
            <text:p>Konstruksi/Kontraktor Umum</text:p>
          </table:table-cell>
          <table:table-cell office:value-type="string">
            <text:p>account_chart_template_construction_general</text:p>
          </table:table-cell>
        </table:table-row>
        <table:table-row table:style-name="ro1">
          <table:table-cell/>
          <table:table-cell office:value-type="string">
            <text:p>Construction Trades (Plumber, Electrician...)</text:p>
          </table:table-cell>
          <table:table-cell office:value-type="string">
            <text:p>Kontraktor Spesialis</text:p>
          </table:table-cell>
          <table:table-cell office:value-type="string">
            <text:p>account_chart_template_construction_trade</text:p>
          </table:table-cell>
        </table:table-row>
        <table:table-row table:style-name="ro1">
          <table:table-cell/>
          <table:table-cell office:value-type="string">
            <text:p>Design, Architecture or Engineering</text:p>
          </table:table-cell>
          <table:table-cell office:value-type="string">
            <text:p>Desain, Arsitektur atau Engineering </text:p>
          </table:table-cell>
          <table:table-cell office:value-type="string">
            <text:p>account_chart_template_design</text:p>
          </table:table-cell>
        </table:table-row>
        <table:table-row table:style-name="ro1">
          <table:table-cell/>
          <table:table-cell office:value-type="string">
            <text:p>Financial Services other than Accounting or Bookkeeping</text:p>
          </table:table-cell>
          <table:table-cell office:value-type="string">
            <text:p>Jasa keuangan selain Akuntansi atau Pembukuan </text:p>
          </table:table-cell>
          <table:table-cell office:value-type="string">
            <text:p>account_chart_template_financial_service</text:p>
          </table:table-cell>
        </table:table-row>
        <table:table-row table:style-name="ro1">
          <table:table-cell/>
          <table:table-cell office:value-type="string">
            <text:p>General Product-Based Business</text:p>
          </table:table-cell>
          <table:table-cell office:value-type="string">
            <text:p>Bisnis Umum Berbasis Produk</text:p>
          </table:table-cell>
          <table:table-cell office:value-type="string">
            <text:p>account_chart_template_general_product</text:p>
          </table:table-cell>
        </table:table-row>
        <table:table-row table:style-name="ro1">
          <table:table-cell/>
          <table:table-cell office:value-type="string">
            <text:p>General Service-Based Business</text:p>
          </table:table-cell>
          <table:table-cell office:value-type="string">
            <text:p>Bisnis Umum Berbasis Jasa</text:p>
          </table:table-cell>
          <table:table-cell office:value-type="string">
            <text:p>account_chart_template_general_service</text:p>
          </table:table-cell>
        </table:table-row>
        <table:table-row table:style-name="ro1">
          <table:table-cell/>
          <table:table-cell office:value-type="string">
            <text:p>Hair Salon, Beauty Salon or Barber Shop</text:p>
          </table:table-cell>
          <table:table-cell office:value-type="string">
            <text:p>Salon Kecantikan atau Barber Shop </text:p>
          </table:table-cell>
          <table:table-cell office:value-type="string">
            <text:p>account_chart_template_hairorbeautyshop</text:p>
          </table:table-cell>
        </table:table-row>
        <table:table-row table:style-name="ro1">
          <table:table-cell/>
          <table:table-cell office:value-type="string">
            <text:p>Insurance Agency or Broker</text:p>
          </table:table-cell>
          <table:table-cell office:value-type="string">
            <text:p>Agen atau Broker Asuransi</text:p>
          </table:table-cell>
          <table:table-cell office:value-type="string">
            <text:p>account_chart_template_insuranceagency</text:p>
          </table:table-cell>
        </table:table-row>
        <table:table-row table:style-name="ro1">
          <table:table-cell/>
          <table:table-cell office:value-type="string">
            <text:p>Information Technology (Computer, Software)</text:p>
          </table:table-cell>
          <table:table-cell office:value-type="string">
            <text:p>Teknologi Informasi (Komputer, Software) </text:p>
          </table:table-cell>
          <table:table-cell office:value-type="string">
            <text:p>account_chart_template_itcomputerssoftware</text:p>
          </table:table-cell>
        </table:table-row>
        <table:table-row table:style-name="ro1">
          <table:table-cell/>
          <table:table-cell office:value-type="string">
            <text:p>Lawn Care or Landscaping</text:p>
          </table:table-cell>
          <table:table-cell office:value-type="string">
            <text:p>Pemeliharaan Taman atau Landscaping </text:p>
          </table:table-cell>
          <table:table-cell office:value-type="string">
            <text:p>account_chart_template_landscaping</text:p>
          </table:table-cell>
        </table:table-row>
        <table:table-row table:style-name="ro1">
          <table:table-cell/>
          <table:table-cell office:value-type="string">
            <text:p>Legal Services</text:p>
          </table:table-cell>
          <table:table-cell office:value-type="string">
            <text:p>Layanan Hukum </text:p>
          </table:table-cell>
          <table:table-cell office:value-type="string">
            <text:p>account_chart_template_legal_service</text:p>
          </table:table-cell>
        </table:table-row>
        <table:table-row table:style-name="ro1">
          <table:table-cell/>
          <table:table-cell office:value-type="string">
            <text:p>Lodging (Hotel, Motel)</text:p>
          </table:table-cell>
          <table:table-cell office:value-type="string">
            <text:p>Penginapan (Hotel, Losmen) </text:p>
          </table:table-cell>
          <table:table-cell office:value-type="string">
            <text:p>account_chart_template_lodging</text:p>
          </table:table-cell>
        </table:table-row>
        <table:table-row table:style-name="ro1">
          <table:table-cell/>
          <table:table-cell office:value-type="string">
            <text:p>Manufacturer Representative or Agent</text:p>
          </table:table-cell>
          <table:table-cell office:value-type="string">
            <text:p>Perwakilan Pabrik atau Agen </text:p>
          </table:table-cell>
          <table:table-cell office:value-type="string">
            <text:p>account_chart_template_manufacturer</text:p>
          </table:table-cell>
        </table:table-row>
        <table:table-row table:style-name="ro1">
          <table:table-cell/>
          <table:table-cell office:value-type="string">
            <text:p>Manufacturing</text:p>
          </table:table-cell>
          <table:table-cell office:value-type="string">
            <text:p>Manufaktur</text:p>
          </table:table-cell>
          <table:table-cell office:value-type="string">
            <text:p>account_chart_template_manufacturing</text:p>
          </table:table-cell>
        </table:table-row>
        <table:table-row table:style-name="ro1">
          <table:table-cell/>
          <table:table-cell office:value-type="string">
            <text:p>Medical, Dental or Health Service</text:p>
          </table:table-cell>
          <table:table-cell office:value-type="string">
            <text:p>Klinik atau Pelayanan Kesehatan </text:p>
          </table:table-cell>
          <table:table-cell office:value-type="string">
            <text:p>account_chart_template_healthservice</text:p>
          </table:table-cell>
        </table:table-row>
        <table:table-row table:style-name="ro1">
          <table:table-cell/>
          <table:table-cell office:value-type="string">
            <text:p>Non-Profit</text:p>
          </table:table-cell>
          <table:table-cell office:value-type="string">
            <text:p>Nirlaba atau Pelayanan Masyarakat</text:p>
          </table:table-cell>
          <table:table-cell office:value-type="string">
            <text:p>account_chart_template_nonprofitorganizations</text:p>
          </table:table-cell>
        </table:table-row>
        <table:table-row table:style-name="ro1">
          <table:table-cell/>
          <table:table-cell office:value-type="string">
            <text:p>Other/None</text:p>
          </table:table-cell>
          <table:table-cell office:value-type="string">
            <text:p>Lainnya / Tidak ada </text:p>
          </table:table-cell>
          <table:table-cell office:value-type="string">
            <text:p>account_chart_template_other</text:p>
          </table:table-cell>
        </table:table-row>
        <table:table-row table:style-name="ro1">
          <table:table-cell/>
          <table:table-cell office:value-type="string">
            <text:p>Professional Consulting</text:p>
          </table:table-cell>
          <table:table-cell office:value-type="string">
            <text:p>Konsultan Profesional</text:p>
          </table:table-cell>
          <table:table-cell office:value-type="string">
            <text:p>account_chart_template_professional</text:p>
          </table:table-cell>
        </table:table-row>
        <table:table-row table:style-name="ro1">
          <table:table-cell/>
          <table:table-cell office:value-type="string">
            <text:p>Property Management or Home Association</text:p>
          </table:table-cell>
          <table:table-cell office:value-type="string">
            <text:p>Manajemen Properti</text:p>
          </table:table-cell>
          <table:table-cell office:value-type="string">
            <text:p>account_chart_template_propertymanagement</text:p>
          </table:table-cell>
        </table:table-row>
        <table:table-row table:style-name="ro1">
          <table:table-cell/>
          <table:table-cell office:value-type="string">
            <text:p>Real Estate Brokerage or Developer</text:p>
          </table:table-cell>
          <table:table-cell office:value-type="string">
            <text:p>Broker Real Estate atau Pengembang </text:p>
          </table:table-cell>
          <table:table-cell office:value-type="string">
            <text:p>account_chart_template_estatebroker</text:p>
          </table:table-cell>
        </table:table-row>
        <table:table-row table:style-name="ro1">
          <table:table-cell/>
          <table:table-cell office:value-type="string">
            <text:p>Rental</text:p>
          </table:table-cell>
          <table:table-cell office:value-type="string">
            <text:p>Persewaan</text:p>
          </table:table-cell>
          <table:table-cell office:value-type="string">
            <text:p>account_chart_template_rental</text:p>
          </table:table-cell>
        </table:table-row>
        <table:table-row table:style-name="ro1">
          <table:table-cell/>
          <table:table-cell office:value-type="string">
            <text:p>Repair and Maintenance</text:p>
          </table:table-cell>
          <table:table-cell office:value-type="string">
            <text:p>Perbaikan dan Pemeliharaan </text:p>
          </table:table-cell>
          <table:table-cell office:value-type="string">
            <text:p>account_chart_template_maintenance</text:p>
          </table:table-cell>
        </table:table-row>
        <table:table-row table:style-name="ro1">
          <table:table-cell/>
          <table:table-cell office:value-type="string">
            <text:p>Restaurant, Caterer or Bar</text:p>
          </table:table-cell>
          <table:table-cell office:value-type="string">
            <text:p>Restoran, Katering atau Bar </text:p>
          </table:table-cell>
          <table:table-cell office:value-type="string">
            <text:p>account_chart_template_restaurant</text:p>
          </table:table-cell>
        </table:table-row>
        <table:table-row table:style-name="ro1">
          <table:table-cell/>
          <table:table-cell office:value-type="string">
            <text:p>Retail Shop or Online Commerce</text:p>
          </table:table-cell>
          <table:table-cell office:value-type="string">
            <text:p>Toko Eceran atau Perdagangan Online </text:p>
          </table:table-cell>
          <table:table-cell office:value-type="string">
            <text:p>account_chart_template_retailshop</text:p>
          </table:table-cell>
        </table:table-row>
        <table:table-row table:style-name="ro1">
          <table:table-cell/>
          <table:table-cell office:value-type="string">
            <text:p>Sales: Independent Agent</text:p>
          </table:table-cell>
          <table:table-cell office:value-type="string">
            <text:p>Penjualan: Agen Independen </text:p>
          </table:table-cell>
          <table:table-cell office:value-type="string">
            <text:p>account_chart_template_salesindependent</text:p>
          </table:table-cell>
        </table:table-row>
        <table:table-row table:style-name="ro1">
          <table:table-cell/>
          <table:table-cell office:value-type="string">
            <text:p>Transportation, Trucking or Delivery</text:p>
          </table:table-cell>
          <table:table-cell office:value-type="string">
            <text:p>Transportasi atau Pengiriman </text:p>
          </table:table-cell>
          <table:table-cell office:value-type="string">
            <text:p>account_chart_template_transport</text:p>
          </table:table-cell>
        </table:table-row>
        <table:table-row table:style-name="ro1">
          <table:table-cell/>
          <table:table-cell office:value-type="string">
            <text:p>Wholesale Distribution and Sales</text:p>
          </table:table-cell>
          <table:table-cell office:value-type="string">
            <text:p>Distribusi Grosir dan Penjualan</text:p>
          </table:table-cell>
          <table:table-cell office:value-type="string">
            <text:p>account_chart_template_wholesalesdistribu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5/18/2014</text:date>, <text:time>09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05-18T09:36:40</dc:date>
    <dc:creator>Iman Sulaiman</dc:creator>
    <meta:editing-duration>PT8H34M14S</meta:editing-duration>
    <meta:editing-cycles>4</meta:editing-cycles>
    <meta:document-statistic meta:table-count="2" meta:cell-count="1128" meta:object-count="0"/>
  </office:meta>
</office:document-meta>
</file>